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IN"/>
    </style:style>
    <style:style style:name="T1" style:family="text">
      <style:text-properties fo:language="en" fo:country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create web appliation</text:p>
      <text:p text:style-name="P1">* add domain, persistence and servie layer</text:p>
      <text:p text:style-name="P1">* Domain</text:p>
      <text:p text:style-name="Text_20_body">                <text:span text:style-name="T1">* add base Entity Doamin</text:span></text:p>
      <text:p text:style-name="Text_20_body">                <text:span text:style-name="T1">* add Entities based on base entity</text:span></text:p>
      <text:p text:style-name="P1">* persistence</text:p>
      <text:p text:style-name="Text_20_body">                <text:span text:style-name="T1">* refer system.configuration in persistence layer</text:span></text:p>
      <text:p text:style-name="Text_20_body">                <text:span text:style-name="T1">* refer Domain library in persistence</text:span></text:p>
      <text:p text:style-name="Text_20_body">                <text:span text:style-name="T1">* refer System.Transaction library in persistence</text:span></text:p>
      <text:p text:style-name="Text_20_body">                <text:span text:style-name="T1">* add DbConnctionFactory class</text:span></text:p>
      <text:p text:style-name="Text_20_body">                <text:span text:style-name="T1">* add SqlMapper.cs - Dapper class</text:span></text:p>
      <text:p text:style-name="Text_20_body">                <text:span text:style-name="T1">* add base interface IEntityDao</text:span></text:p>
      <text:p text:style-name="Text_20_body">                <text:span text:style-name="T1">* add entity dao inheriting from IEntityDao</text:span></text:p>
      <text:p text:style-name="Text_20_body">                <text:span text:style-name="T1">*</text:span></text:p>
      <text:p text:style-name="P1">* db server details</text:p>
      <text:p text:style-name="Text_20_body">                <text:span text:style-name="T1">* server: vinstest31\sqlexpress</text:span></text:p>
      <text:p text:style-name="Text_20_body">                <text:span text:style-name="T1">* username: luannw2001</text:span></text:p>
      <text:p text:style-name="Text_20_body">                <text:span text:style-name="T1">* password: admin</text:span></text:p>
      <text:p text:style-name="Text_20_body"> </text:p>
      <text:p text:style-name="P1">* create core library and add IFormAuthentication interface</text:p>
      <text:p text:style-name="Text_20_body"> </text:p>
      <text:p text:style-name="P1">using System;</text:p>
      <text:p text:style-name="P1">using System.Collections.Generic;</text:p>
      <text:p text:style-name="P1">using System.Linq;</text:p>
      <text:p text:style-name="P1"><text:soft-page-break/>using System.Text;</text:p>
      <text:p text:style-name="Text_20_body"> </text:p>
      <text:p text:style-name="P1">namespace &lt;namespace&gt;.Core.Security</text:p>
      <text:p text:style-name="P1">{</text:p>
      <text:p text:style-name="Text_20_body">    <text:span text:style-name="T1">public interface IFormsAuthentication</text:span></text:p>
      <text:p text:style-name="Text_20_body">    <text:span text:style-name="T1">{</text:span></text:p>
      <text:p text:style-name="Text_20_body">        <text:span text:style-name="T1">void SignIn(string userName, bool createPersistentCookie, IEnumerable&lt;string&gt; roles);</text:span></text:p>
      <text:p text:style-name="Text_20_body">        <text:span text:style-name="T1">void SignOut();</text:span></text:p>
      <text:p text:style-name="Text_20_body">    <text:span text:style-name="T1">}</text:span></text:p>
      <text:p text:style-name="P1">}</text:p>
      <text:p text:style-name="Text_20_body">                </text:p>
      <text:p text:style-name="Text_20_body"> </text:p>
      <text:p text:style-name="P1">* web application</text:p>
      <text:p text:style-name="Text_20_body">                <text:span text:style-name="T1">* refer core, domain and persistence layer</text:span></text:p>
      <text:p text:style-name="Text_20_body">                <text:span text:style-name="T1">* refer Castle.Core, Castle.Facilities.Logging, Castle.Servicecs.Logging.Log4NetIntegration, Log4Net &amp; Castle.Windsor</text:span></text:p>
      <text:p text:style-name="Text_20_body">                <text:span text:style-name="T1">* add castle config in web.config under configuration section</text:span></text:p>
      <text:p text:style-name="Text_20_body"> </text:p>
      <text:p text:style-name="Text_20_body">    <text:span text:style-name="T1">&lt;configSections&gt;</text:span></text:p>
      <text:p text:style-name="Text_20_body">        <text:span text:style-name="T1">&lt;section name="castle" type="Castle.Windsor.Configuration.AppDomain.CastleSectionHandler, Castle.Windsor"/&gt;</text:span></text:p>
      <text:p text:style-name="Text_20_body">    <text:span text:style-name="T1">&lt;/configSections&gt;</text:span></text:p>
      <text:p text:style-name="Text_20_body"> </text:p>
      <text:p text:style-name="Text_20_body">    <text:span text:style-name="T1">&lt;castle&gt;</text:span></text:p>
      <text:p text:style-name="Text_20_body">        <text:span text:style-name="T1">&lt;include uri="</text:span><text:a xlink:type="simple" xlink:href="/%5C%5CConfig%5Ccomponents.config">file://Config/components.config</text:a><text:span text:style-name="T1">"/&gt;</text:span></text:p>
      <text:p text:style-name="Text_20_body"><text:soft-page-break/>    <text:span text:style-name="T1">&lt;/castle&gt;</text:span></text:p>
      <text:p text:style-name="Text_20_body"> </text:p>
      <text:p text:style-name="Text_20_body">                <text:span text:style-name="T1">* create folder config and create components.config file under it and add following code to it</text:span></text:p>
      <text:p text:style-name="Text_20_body"> </text:p>
      <text:p text:style-name="P1">&lt;?xml version="1.0" encoding="utf-8" ?&gt;</text:p>
      <text:p text:style-name="P1">&lt;configuration&gt;</text:p>
      <text:p text:style-name="Text_20_body">    <text:span text:style-name="T1">&lt;components&gt;</text:span></text:p>
      <text:p text:style-name="Text_20_body">    <text:span text:style-name="T1">&lt;/components&gt;</text:span></text:p>
      <text:p text:style-name="P1">&lt;/configuration&gt;</text:p>
      <text:p text:style-name="Text_20_body"> </text:p>
      <text:p text:style-name="Text_20_body">                <text:span text:style-name="T1">* add the following in system.web section.</text:span></text:p>
      <text:p text:style-name="Text_20_body"> </text:p>
      <text:p text:style-name="Text_20_body">      <text:span text:style-name="T1">&lt;httpModules&gt;</text:span></text:p>
      <text:p text:style-name="Text_20_body">          <text:span text:style-name="T1">&lt;add name="PerRequestLifestyle" type="Castle.MicroKernel.Lifestyle.PerWebRequestLifestyleModule, Castle.Windsor" /&gt;</text:span></text:p>
      <text:p text:style-name="Text_20_body">      <text:span text:style-name="T1">&lt;/httpModules&gt;</text:span></text:p>
      <text:p text:style-name="Text_20_body"> </text:p>
      <text:p text:style-name="Text_20_body">                <text:span text:style-name="T1">* add log4net.config under root directory and place the following code</text:span></text:p>
      <text:p text:style-name="Text_20_body"> </text:p>
      <text:p text:style-name="P1">&lt;?xml version="1.0" encoding="utf-8" ?&gt;</text:p>
      <text:p text:style-name="P1">&lt;configuration&gt;</text:p>
      <text:p text:style-name="Text_20_body">    <text:span text:style-name="T1">&lt;log4net&gt;</text:span></text:p>
      <text:p text:style-name="Text_20_body"> </text:p>
      <text:p text:style-name="Text_20_body">        <text:span text:style-name="T1">&lt;appender name="RollingFile" type="log4net.Appender.RollingFileAppender"&gt;</text:span></text:p>
      <text:p text:style-name="Text_20_body">            <text:span text:style-name="T1">&lt;file value="error.log" /&gt;</text:span></text:p>
      <text:p text:style-name="Text_20_body"><text:soft-page-break/>            <text:span text:style-name="T1">&lt;appendToFile value="true" /&gt;</text:span></text:p>
      <text:p text:style-name="Text_20_body">            <text:span text:style-name="T1">&lt;maximumFileSize value="100KB" /&gt;</text:span></text:p>
      <text:p text:style-name="Text_20_body">            <text:span text:style-name="T1">&lt;maxSizeRollBackups value="2" /&gt;</text:span></text:p>
      <text:p text:style-name="Text_20_body"> </text:p>
      <text:p text:style-name="Text_20_body">            <text:span text:style-name="T1">&lt;layout type="log4net.Layout.PatternLayout"&gt;</text:span></text:p>
      <text:p text:style-name="Text_20_body">                <text:span text:style-name="T1">&lt;conversionPattern value="%level %thread %logger - %message%newline" /&gt;</text:span></text:p>
      <text:p text:style-name="Text_20_body">            <text:span text:style-name="T1">&lt;/layout&gt;</text:span></text:p>
      <text:p text:style-name="Text_20_body">        <text:span text:style-name="T1">&lt;/appender&gt;</text:span></text:p>
      <text:p text:style-name="Text_20_body"> </text:p>
      <text:p text:style-name="Text_20_body">        <text:span text:style-name="T1">&lt;root&gt;</text:span></text:p>
      <text:p text:style-name="Text_20_body">            <text:span text:style-name="T1">&lt;level value="DEBUG" /&gt;</text:span></text:p>
      <text:p text:style-name="Text_20_body">            <text:span text:style-name="T1">&lt;appender-ref ref="RollingFile" /&gt;</text:span></text:p>
      <text:p text:style-name="Text_20_body">        <text:span text:style-name="T1">&lt;/root&gt;</text:span></text:p>
      <text:p text:style-name="Text_20_body"> </text:p>
      <text:p text:style-name="Text_20_body">    <text:span text:style-name="T1">&lt;/log4net&gt;</text:span></text:p>
      <text:p text:style-name="P1">&lt;/configuration&gt;</text:p>
      <text:p text:style-name="Text_20_body"> </text:p>
      <text:p text:style-name="Text_20_body">                <text:span text:style-name="T1">* add new folder Plumbing</text:span></text:p>
      <text:p text:style-name="Text_20_body">                                <text:span text:style-name="T1">* add WindsorControllerFactory.cs file under it and add the following code</text:span></text:p>
      <text:p text:style-name="Text_20_body"> </text:p>
      <text:p text:style-name="Text_20_body"> </text:p>
      <text:p text:style-name="P1">using System;</text:p>
      <text:p text:style-name="P1">using System.Collections.Generic;</text:p>
      <text:p text:style-name="P1">using System.Linq;</text:p>
      <text:p text:style-name="P1"><text:soft-page-break/>using System.Web;</text:p>
      <text:p text:style-name="Text_20_body"> </text:p>
      <text:p text:style-name="P1">using System.Web.Mvc;</text:p>
      <text:p text:style-name="P1">using System.Web.Routing;</text:p>
      <text:p text:style-name="Text_20_body"> </text:p>
      <text:p text:style-name="P1">using Castle.MicroKernel;</text:p>
      <text:p text:style-name="Text_20_body"> </text:p>
      <text:p text:style-name="P1">namespace &lt;namespace&gt;.Plumbing</text:p>
      <text:p text:style-name="P1">{</text:p>
      <text:p text:style-name="Text_20_body">    <text:span text:style-name="T1">public class WindsorControllerFactory : DefaultControllerFactory</text:span></text:p>
      <text:p text:style-name="Text_20_body">    <text:span text:style-name="T1">{</text:span></text:p>
      <text:p text:style-name="Text_20_body">        <text:span text:style-name="T1">private readonly IKernel kernel;</text:span></text:p>
      <text:p text:style-name="Text_20_body"> </text:p>
      <text:p text:style-name="Text_20_body">        <text:span text:style-name="T1">public WindsorControllerFactory(IKernel kernel)</text:span></text:p>
      <text:p text:style-name="Text_20_body">        <text:span text:style-name="T1">{</text:span></text:p>
      <text:p text:style-name="Text_20_body">            <text:span text:style-name="T1">this.kernel = kernel;</text:span></text:p>
      <text:p text:style-name="Text_20_body">        <text:span text:style-name="T1">}</text:span></text:p>
      <text:p text:style-name="Text_20_body"> </text:p>
      <text:p text:style-name="Text_20_body">        <text:span text:style-name="T1">public override void ReleaseController(IController controller)</text:span></text:p>
      <text:p text:style-name="Text_20_body">        <text:span text:style-name="T1">{</text:span></text:p>
      <text:p text:style-name="Text_20_body">            <text:span text:style-name="T1">kernel.ReleaseComponent(controller);</text:span></text:p>
      <text:p text:style-name="Text_20_body">        <text:span text:style-name="T1">}</text:span></text:p>
      <text:p text:style-name="Text_20_body"> </text:p>
      <text:p text:style-name="Text_20_body">        <text:span text:style-name="T1">protected override IController GetControllerInstance(RequestContext requestContext, Type controllerType)</text:span></text:p>
      <text:p text:style-name="Text_20_body"><text:soft-page-break/>        <text:span text:style-name="T1">{</text:span></text:p>
      <text:p text:style-name="Text_20_body">            <text:span text:style-name="T1">if (controllerType == null)</text:span></text:p>
      <text:p text:style-name="Text_20_body">            <text:span text:style-name="T1">{</text:span></text:p>
      <text:p text:style-name="Text_20_body">              <text:span text:style-name="T1">throw new HttpException(404, string.Format("The controller for path '{0}' could not be found.", requestContext.HttpContext.Request.Path));</text:span></text:p>
      <text:p text:style-name="Text_20_body">            <text:span text:style-name="T1">}</text:span></text:p>
      <text:p text:style-name="Text_20_body">            <text:span text:style-name="T1">return (IController)kernel.Resolve(controllerType);</text:span></text:p>
      <text:p text:style-name="Text_20_body">        <text:span text:style-name="T1">}</text:span></text:p>
      <text:p text:style-name="Text_20_body">    <text:span text:style-name="T1">}</text:span></text:p>
      <text:p text:style-name="P1">}</text:p>
      <text:p text:style-name="Text_20_body"> </text:p>
      <text:p text:style-name="Text_20_body">                <text:span text:style-name="T1">* refer following in global.ascx and inherit it with IContainerAccessor</text:span></text:p>
      <text:p text:style-name="Text_20_body"> </text:p>
      <text:p text:style-name="P1">using Castle.Windsor;</text:p>
      <text:p text:style-name="P1">using Castle.Windsor.Installer;</text:p>
      <text:p text:style-name="P1">using Castle.Windsor.Configuration.Interpreters;</text:p>
      <text:p text:style-name="Text_20_body"> </text:p>
      <text:p text:style-name="P1">using &lt;namespace&gt;.Plumbing;</text:p>
      <text:p text:style-name="Text_20_body"> </text:p>
      <text:p text:style-name="Text_20_body">                <text:span text:style-name="T1">* add following in global.ascx</text:span></text:p>
      <text:p text:style-name="Text_20_body"> </text:p>
      <text:p text:style-name="Text_20_body">                <text:span text:style-name="T1">private static IWindsorContainer container;</text:span></text:p>
      <text:p text:style-name="Text_20_body"> </text:p>
      <text:p text:style-name="Text_20_body">        <text:span text:style-name="T1">public IWindsorContainer Container { get { return container; } }</text:span></text:p>
      <text:p text:style-name="Text_20_body"> </text:p>
      <text:p text:style-name="Text_20_body"><text:soft-page-break/>        <text:span text:style-name="T1">private static void BootstrapContainer()</text:span></text:p>
      <text:p text:style-name="Text_20_body">        <text:span text:style-name="T1">{</text:span></text:p>
      <text:p text:style-name="Text_20_body">            <text:span text:style-name="T1">container = new WindsorContainer(new XmlInterpreter()).Install(FromAssembly.This());</text:span></text:p>
      <text:p text:style-name="Text_20_body">            <text:span text:style-name="T1">var controllerFactory = new WindsorControllerFactory(container.Kernel);</text:span></text:p>
      <text:p text:style-name="Text_20_body">            <text:span text:style-name="T1">ControllerBuilder.Current.SetControllerFactory(controllerFactory);</text:span></text:p>
      <text:p text:style-name="Text_20_body">        <text:span text:style-name="T1">}</text:span></text:p>
      <text:p text:style-name="Text_20_body"> </text:p>
      <text:p text:style-name="Text_20_body">                <text:span text:style-name="T1">* add BootstrapContainer(); in application start code</text:span></text:p>
      <text:p text:style-name="Text_20_body"> </text:p>
      <text:p text:style-name="Text_20_body">                <text:span text:style-name="T1">* add application end code as follow</text:span></text:p>
      <text:p text:style-name="Text_20_body"> </text:p>
      <text:p text:style-name="Text_20_body">        <text:span text:style-name="T1">protected void Application_End()</text:span></text:p>
      <text:p text:style-name="Text_20_body">        <text:span text:style-name="T1">{</text:span></text:p>
      <text:p text:style-name="Text_20_body">            <text:span text:style-name="T1">container.Dispose();</text:span></text:p>
      <text:p text:style-name="Text_20_body">        <text:span text:style-name="T1">}</text:span></text:p>
      <text:p text:style-name="Text_20_body"> </text:p>
      <text:p text:style-name="Text_20_body">                <text:span text:style-name="T1">* add FormAuthService in controller folder and implement IFormAuthentication</text:span></text:p>
      <text:p text:style-name="Text_20_body"> </text:p>
      <text:p text:style-name="P1">using System;</text:p>
      <text:p text:style-name="P1">using System.Collections.Generic;</text:p>
      <text:p text:style-name="P1">using System.Linq;</text:p>
      <text:p text:style-name="P1">using System.Web;</text:p>
      <text:p text:style-name="P1">using System.Web.Security;</text:p>
      <text:p text:style-name="Text_20_body"> </text:p>
      <text:p text:style-name="P1"><text:soft-page-break/>using &lt;namespace&gt;.Core.Security;</text:p>
      <text:p text:style-name="Text_20_body"> </text:p>
      <text:p text:style-name="P1">namespace &lt;namespace&gt;.Controllers</text:p>
      <text:p text:style-name="P1">{</text:p>
      <text:p text:style-name="Text_20_body">    <text:span text:style-name="T1">public class FormAuthService : IFormsAuthentication</text:span></text:p>
      <text:p text:style-name="Text_20_body">    <text:span text:style-name="T1">{</text:span></text:p>
      <text:p text:style-name="Text_20_body">        <text:span text:style-name="T1">public void SignIn(string userName, bool createPersistentCookie, IEnumerable&lt;string&gt; roles)</text:span></text:p>
      <text:p text:style-name="Text_20_body">        <text:span text:style-name="T1">{</text:span></text:p>
      <text:p text:style-name="Text_20_body">            <text:span text:style-name="T1">var str = string.Join(",", roles); //roles.Aggregate(string.Empty, (current, role) =&gt; current + (role + ",")));</text:span></text:p>
      <text:p text:style-name="Text_20_body"> </text:p>
      <text:p text:style-name="Text_20_body">            <text:span text:style-name="T1">//str.Remove(str.Length - 1, 1);</text:span></text:p>
      <text:p text:style-name="Text_20_body"> </text:p>
      <text:p text:style-name="Text_20_body">            <text:span text:style-name="T1">var authTicket = new FormsAuthenticationTicket(</text:span></text:p>
      <text:p text:style-name="Text_20_body">                <text:span text:style-name="T1">1,</text:span></text:p>
      <text:p text:style-name="Text_20_body">                <text:span text:style-name="T1">userName,  //user id</text:span></text:p>
      <text:p text:style-name="Text_20_body">                <text:span text:style-name="T1">DateTime.Now,</text:span></text:p>
      <text:p text:style-name="Text_20_body">                <text:span text:style-name="T1">DateTime.Now.AddDays(30),  // expiry</text:span></text:p>
      <text:p text:style-name="Text_20_body">                <text:span text:style-name="T1">createPersistentCookie,</text:span></text:p>
      <text:p text:style-name="Text_20_body">                <text:span text:style-name="T1">str,</text:span></text:p>
      <text:p text:style-name="Text_20_body">                <text:span text:style-name="T1">"/");</text:span></text:p>
      <text:p text:style-name="Text_20_body"> </text:p>
      <text:p text:style-name="Text_20_body">            <text:span text:style-name="T1">var cookie = new HttpCookie(FormsAuthentication.FormsCookieName, FormsAuthentication.Encrypt(authTicket));</text:span></text:p>
      <text:p text:style-name="Text_20_body"> </text:p>
      <text:p text:style-name="Text_20_body"><text:soft-page-break/>            <text:span text:style-name="T1">if (authTicket.IsPersistent)</text:span></text:p>
      <text:p text:style-name="Text_20_body">            <text:span text:style-name="T1">{</text:span></text:p>
      <text:p text:style-name="Text_20_body">                <text:span text:style-name="T1">cookie.Expires = authTicket.Expiration;</text:span></text:p>
      <text:p text:style-name="Text_20_body">            <text:span text:style-name="T1">}</text:span></text:p>
      <text:p text:style-name="Text_20_body"> </text:p>
      <text:p text:style-name="Text_20_body">            <text:span text:style-name="T1">HttpContext.Current.Response.Cookies.Add(cookie);</text:span></text:p>
      <text:p text:style-name="Text_20_body">        <text:span text:style-name="T1">}</text:span></text:p>
      <text:p text:style-name="Text_20_body"> </text:p>
      <text:p text:style-name="Text_20_body">        <text:span text:style-name="T1">public void SignOut()</text:span></text:p>
      <text:p text:style-name="Text_20_body">        <text:span text:style-name="T1">{</text:span></text:p>
      <text:p text:style-name="Text_20_body">            <text:span text:style-name="T1">FormsAuthentication.SignOut();</text:span></text:p>
      <text:p text:style-name="Text_20_body">        <text:span text:style-name="T1">}</text:span></text:p>
      <text:p text:style-name="Text_20_body">    <text:span text:style-name="T1">}</text:span></text:p>
      <text:p text:style-name="P1">}</text:p>
      <text:p text:style-name="Text_20_body"> </text:p>
      <text:p text:style-name="Text_20_body">                <text:span text:style-name="T1">* create new folder Installers and add installers needed for controller, logger, persistence and other generic purpose... sample code is available in attached sample project</text:span></text:p>
      <text:p text:style-name="Text_20_body"> </text:p>
      <text:p text:style-name="Text_20_body">                <text:span text:style-name="T1">* add favico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9" meta:paragraph-count="208" meta:word-count="532" meta:character-count="6327"/>
    <dc:date>2011-09-15T13:08:22.48</dc:date>
    <meta:editing-duration>PT00H00M31S</meta:editing-duration>
    <meta:editing-cycles>1</meta:editing-cycles>
    <meta:generator>OpenOffice.org/3.0$Win32 OpenOffice.org_project/300m15$Build-9379</meta:generator>
  </office:meta>
</office:document-meta>
</file>